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620" officeooo:paragraph-rsid="000b26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1"/>
      <text:p text:style-name="P1">Dado que se cambia el numero de hilos se tiene una reducción en la capacidad de procesamiento de solicitudes del servido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3:55:28.780727036</meta:creation-date>
    <dc:date>2023-11-08T14:02:32.474617490</dc:date>
    <meta:editing-duration>PT7M4S</meta:editing-duration>
    <meta:editing-cycles>1</meta:editing-cycles>
    <meta:document-statistic meta:table-count="0" meta:image-count="0" meta:object-count="0" meta:page-count="1" meta:paragraph-count="2" meta:word-count="23" meta:character-count="132" meta:non-whitespace-character-count="111"/>
    <meta:generator>LibreOffice/7.3.7.2$Linux_X86_64 LibreOffice_project/30$Build-2</meta:generator>
  </office:meta>
</office:document-meta>
</file>